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officeooo:rsid="00122b3b" officeooo:paragraph-rsid="00122b3b" style:font-size-asian="36pt" style:font-style-asian="normal" style:font-size-complex="36pt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none" officeooo:rsid="00122b3b" officeooo:paragraph-rsid="00122b3b" style:font-size-asian="13.1000003814697pt" style:font-style-asian="normal" style:font-size-complex="15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'étude</text:p>
      <text:p text:style-name="P1"/>
      <text:p text:style-name="P2">Sommaire</text:p>
      <text:p text:style-name="P2"><text:tab/>-versions des différents outils utilisés(php,driver)</text:p>
      <text:p text:style-name="P2"><text:tab/>-fonctionnalités du script</text:p>
      <text:p text:style-name="P2"><text:tab/>-instructions</text:p>
      <text:p text:style-name="P2">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4:48:51.110000000</meta:creation-date>
    <dc:date>2016-11-22T14:52:56.454000000</dc:date>
    <meta:editing-duration>P0D</meta:editing-duration>
    <meta:editing-cycles>1</meta:editing-cycles>
    <meta:document-statistic meta:table-count="0" meta:image-count="0" meta:object-count="0" meta:page-count="1" meta:paragraph-count="6" meta:word-count="13" meta:character-count="119" meta:non-whitespace-character-count="108"/>
    <meta:generator>LibreOffice/4.1.5.3$Windows_x86 LibreOffice_project/1c1366bba2ba2b554cd2ca4d87c06da81c05d24</meta:generator>
  </office:meta>
</office:document-meta>
</file>